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6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fo:text-align="center" style:justify-single-word="false" style:snap-to-layout-grid="false"/>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snap-to-layout-grid="false"/>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7"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8"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9"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10" style:family="paragraph" style:parent-style-name="Standard">
      <style:paragraph-properties fo:margin-top="0cm" fo:margin-bottom="0cm" fo:line-height="100%" style:snap-to-layout-grid="false"/>
      <style:text-properties fo:font-size="10pt" style:font-size-asian="10pt" style:font-size-complex="10pt"/>
    </style:style>
    <style:style style:name="P11"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12"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3"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4" style:family="paragraph" style:parent-style-name="Standard">
      <style:paragraph-properties fo:margin-top="0cm" fo:margin-bottom="0cm" fo:line-height="100%" fo:text-align="justify" style:justify-single-word="false"/>
      <style:text-properties fo:font-size="10pt" fo:font-weight="bold" style:font-size-asian="10pt" style:font-weight-asian="bold" style:font-size-complex="10pt"/>
    </style:style>
    <style:style style:name="P15" style:family="paragraph" style:parent-style-name="Standard">
      <style:paragraph-properties fo:margin-top="0cm" fo:margin-bottom="0cm" fo:line-height="100%" fo:text-align="justify" style:justify-single-word="false" style:snap-to-layout-grid="false"/>
      <style:text-properties fo:font-size="10pt" fo:font-weight="bold" style:font-size-asian="10pt" style:font-weight-asian="bold" style:font-size-complex="10pt"/>
    </style:style>
    <style:style style:name="P16"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T1" style:family="text">
      <style:text-properties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Datums</text:p>
          </table:table-cell>
          <table:table-cell table:style-name="Table1.B1" office:value-type="string">
            <text:p text:style-name="P7">Tēma</text:p>
          </table:table-cell>
          <table:table-cell table:style-name="Table1.B1" office:value-type="string">
            <text:p text:style-name="P2"><text:span text:style-name="T1">St.sk.</text:span></text:p>
          </table:table-cell>
          <table:table-cell table:style-name="Table1.B1" office:value-type="string">
            <text:p text:style-name="P7">Paraksts</text:p>
          </table:table-cell>
          <table:table-cell table:style-name="Table1.E1" office:value-type="string">
            <text:p text:style-name="P7">Uzvārds</text:p>
          </table:table-cell>
        </table:table-row>
        <table:table-row table:style-name="Table1.1">
          <table:table-cell table:style-name="Table1.A2" office:value-type="string">
            <text:p text:style-name="P13"><text:text-input text:description="">${group.lectures[0].date?string("dd.MM.yy")}</text:text-input></text:p>
          </table:table-cell>
          <table:table-cell table:style-name="Table1.B2" office:value-type="string">
            <text:p text:style-name="P15">CEĻU SATIKSMI REGLAMENTĒJOŠIE NORMATĪVIE AKTI</text:p>
            <text:p text:style-name="P8">Ceļu satiksmi regulējošo normatīvo aktu sistēma.</text:p>
            <text:p text:style-name="P5">Vadītāja atbildība par ceļu satiksmi reglamentējošo normatīvo aktu pārkāpumiem</text:p>
          </table:table-cell>
          <table:table-cell table:style-name="Table1.B2" office:value-type="string">
            <text:p text:style-name="P7"/>
            <text:p text:style-name="P6">2</text:p>
            <text:p text:style-name="P6">2</text:p>
          </table:table-cell>
          <table:table-cell table:style-name="Table1.B2" office:value-type="string">
            <text:p text:style-name="P10"/>
          </table:table-cell>
          <table:table-cell table:style-name="Table1.E2" office:value-type="string">
            <text:p text:style-name="P13"><text:text-input text:description="">${group.rulesTeacher}</text:text-input></text:p>
          </table:table-cell>
        </table:table-row>
        <table:table-row table:style-name="Table1.1">
          <table:table-cell table:style-name="Table1.A3" office:value-type="string">
            <text:p text:style-name="P13"><text:text-input text:description="">${group.lectures[1].date?string("dd.MM.yy")}</text:text-input></text:p>
          </table:table-cell>
          <table:table-cell table:style-name="Table1.B3" office:value-type="string">
            <text:p text:style-name="P4"><text:span text:style-name="T1">Vispārīgie jautājumi. Gājēju un pasažieru pienākumi. Vadītāju pienākumi. Vadītāju pienākumi īpašos gadījumos</text:span></text:p>
            <text:p text:style-name="P8">Kravas un pasažieru pārvadāšana</text:p>
            <text:p text:style-name="P5">Ceļu satiksmes regulēšana.</text:p>
            <text:p text:style-name="P5">Krustojumu pārbraukšana</text:p>
          </table:table-cell>
          <table:table-cell table:style-name="Table1.B3" office:value-type="string">
            <text:p text:style-name="P7">1</text:p>
            <text:p text:style-name="P6">1</text:p>
            <text:p text:style-name="P6">1</text:p>
            <text:p text:style-name="P6">1</text:p>
          </table:table-cell>
          <table:table-cell table:style-name="Table1.B3" office:value-type="string">
            <text:p text:style-name="P10"/>
          </table:table-cell>
          <table:table-cell table:style-name="Table1.E3" office:value-type="string">
            <text:p text:style-name="P13"><text:text-input text:description="">${group.rulesTeacher}</text:text-input></text:p>
          </table:table-cell>
        </table:table-row>
        <table:table-row table:style-name="Table1.1">
          <table:table-cell table:style-name="Table1.A3" office:value-type="string">
            <text:p text:style-name="P13"><text:text-input text:description="">${group.lectures[2].date?string("dd.MM.yy")}</text:text-input></text:p>
          </table:table-cell>
          <table:table-cell table:style-name="Table1.B3" office:value-type="string">
            <text:p text:style-name="P10">Transportlīdzekļu braukšanas, manevrēšanas, apstāšanās un stāvēšanas kārtība</text:p>
            <text:p text:style-name="P5">Ceļu satiksme dzīvojamās zonās. Dzelzceļa pārbrauktuvju šķērsošana. Gājēju pārejas un sabiedrisko pasažieru transportlīdzekļu pieturas. Ārējās apgaismes ierīču lietošana. Skaņas signāla, avārijas gaismas signalizācijas un avārijas zīmes lietošana. Transportlīdzekļu vilkšana</text:p>
          </table:table-cell>
          <table:table-cell table:style-name="Table1.B3" office:value-type="string">
            <text:p text:style-name="P7">2</text:p>
            <text:p text:style-name="P6">2</text:p>
          </table:table-cell>
          <table:table-cell table:style-name="Table1.B3" office:value-type="string">
            <text:p text:style-name="P10"/>
          </table:table-cell>
          <table:table-cell table:style-name="Table1.E3" office:value-type="string">
            <text:p text:style-name="P13"><text:text-input text:description="">${group.rulesTeacher}</text:text-input></text:p>
          </table:table-cell>
        </table:table-row>
        <table:table-row table:style-name="Table1.1">
          <table:table-cell table:style-name="Table1.A3" office:value-type="string">
            <text:p text:style-name="P13"><text:text-input text:description="">${group.lectures[3].date?string("dd.MM.yy")}</text:text-input></text:p>
          </table:table-cell>
          <table:table-cell table:style-name="Table1.B3" office:value-type="string">
            <text:p text:style-name="P10">Ceļa zīmes un ceļa apzīmējumi</text:p>
          </table:table-cell>
          <table:table-cell table:style-name="Table1.B3" office:value-type="string">
            <text:p text:style-name="P7">4</text:p>
          </table:table-cell>
          <table:table-cell table:style-name="Table1.B3" office:value-type="string">
            <text:p text:style-name="P10"/>
          </table:table-cell>
          <table:table-cell table:style-name="Table1.E3" office:value-type="string">
            <text:p text:style-name="P13"><text:text-input text:description="">${group.rulesTeacher}</text:text-input></text:p>
          </table:table-cell>
        </table:table-row>
        <table:table-row table:style-name="Table1.1">
          <table:table-cell table:style-name="Table1.A3" office:value-type="string">
            <text:p text:style-name="P13"><text:text-input text:description="">${group.lectures[4].date?string("dd.MM.yy")}</text:text-input></text:p>
          </table:table-cell>
          <table:table-cell table:style-name="Table1.B3" office:value-type="string">
            <text:p text:style-name="P9">Transportlīdzekļu tehniskais stāvoklis un iekārtojums.</text:p>
            <text:p text:style-name="P3"><text:span text:style-name="T1">Transportlīdzekļa reģistrācija, numura zīmes un pazīšanas zīmes</text:span></text:p>
            <text:p text:style-name="P14">CEĻU SATIKSMES DROŠĪBA</text:p>
            <text:p text:style-name="P8">Alkoholisko dzērienu, psihotropo vielu un medikamentu lietošanas ietekme uz satiksmes drošību.</text:p>
            <text:p text:style-name="P8">Autobusu un to sastāvu vadīšanas īpatnības.</text:p>
          </table:table-cell>
          <table:table-cell table:style-name="Table1.B3" office:value-type="string">
            <text:p text:style-name="P7">1</text:p>
            <text:p text:style-name="P6">1</text:p>
            <text:p text:style-name="P6"/>
            <text:p text:style-name="P6">1</text:p>
            <text:p text:style-name="P6">1</text:p>
          </table:table-cell>
          <table:table-cell table:style-name="Table1.B3" office:value-type="string">
            <text:p text:style-name="P10"/>
          </table:table-cell>
          <table:table-cell table:style-name="Table1.E3" office:value-type="string">
            <text:p text:style-name="P13"><text:text-input text:description="">${group.rulesTeacher}</text:text-input></text:p>
          </table:table-cell>
        </table:table-row>
        <table:table-row table:style-name="Table1.1">
          <table:table-cell table:style-name="Table1.A3" office:value-type="string">
            <text:p text:style-name="P13"><text:text-input text:description="">${group.lectures[5].date?string("dd.MM.yy")}</text:text-input></text:p>
          </table:table-cell>
          <table:table-cell table:style-name="Table1.B3" office:value-type="string">
            <text:p text:style-name="P9">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14">TRANSPORTLĪDZEKĻU UZBŪVES UN EKSPLUATĀCIJAS PAMATI</text:p>
            <text:p text:style-name="P8">Transmisija, tās apkope</text:p>
            <text:p text:style-name="P8">Gaitas iekārta, tās apkope</text:p>
          </table:table-cell>
          <table:table-cell table:style-name="Table1.B3" office:value-type="string">
            <text:p text:style-name="P7">2</text:p>
            <text:p text:style-name="P6"/>
            <text:p text:style-name="P6"/>
            <text:p text:style-name="P6"/>
            <text:p text:style-name="P6">1</text:p>
            <text:p text:style-name="P6">1</text:p>
          </table:table-cell>
          <table:table-cell table:style-name="Table1.B3" office:value-type="string">
            <text:p text:style-name="P10"/>
          </table:table-cell>
          <table:table-cell table:style-name="Table1.E3" office:value-type="string">
            <text:p text:style-name="P13"><text:text-input text:description="">${group.technicalTeacher}</text:text-input></text:p>
          </table:table-cell>
        </table:table-row>
        <table:table-row table:style-name="Table1.1">
          <table:table-cell table:style-name="Table1.A3" office:value-type="string">
            <text:p text:style-name="P13"><text:text-input text:description="">${group.lectures[6].date?string("dd.MM.yy")}</text:text-input></text:p>
          </table:table-cell>
          <table:table-cell table:style-name="Table1.B3" office:value-type="string">
            <text:p text:style-name="P10">Virsbūve, papildiekārtas, to apkope</text:p>
            <text:p text:style-name="P11">PASAŽIERU PĀRVADĀŠANA MARŠRUTU AUTOBUSOS</text:p>
            <text:p text:style-name="P5">Noteikumi par pasažieru pārvadāšanu regulāro maršrutu autobusos.</text:p>
            <text:p text:style-name="P5">Noteikumi par braukšanas maksas atvieglojumiem maršrutu autobusos</text:p>
            <text:p text:style-name="P11">VADĪTĀJU DARBA UN ATPŪTAS LAIKS</text:p>
            <text:p text:style-name="P8">Prasības attiecībā uz vadītāja darba un atpūtas laika ievērošanu Latvijā un starptautiskajos autopārvadājumos.</text:p>
          </table:table-cell>
          <table:table-cell table:style-name="Table1.B3" office:value-type="string">
            <text:p text:style-name="P7">1</text:p>
            <text:p text:style-name="P6"/>
            <text:p text:style-name="P6">1</text:p>
            <text:p text:style-name="P6">1</text:p>
            <text:p text:style-name="P6"/>
            <text:p text:style-name="P6">1</text:p>
          </table:table-cell>
          <table:table-cell table:style-name="Table1.B3" office:value-type="string">
            <text:p text:style-name="P10"/>
          </table:table-cell>
          <table:table-cell table:style-name="Table1.E3" office:value-type="string">
            <text:p text:style-name="P13"><text:text-input text:description="">${group.technicalTeacher}</text:text-inpu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Runge</meta:initial-creator>
    <meta:creation-date>2013-03-21T15:12:00</meta:creation-date>
    <dc:creator>Anna Runge</dc:creator>
    <dc:date>2013-03-21T16:21:00</dc:date>
    <meta:print-date>2013-03-20T15:16:00</meta:print-date>
    <meta:editing-cycles>4</meta:editing-cycles>
    <meta:editing-duration>PT3M</meta:editing-duration>
    <meta:generator>OpenOffice.org/3.3$Win32 OpenOffice.org_project/330m20$Build-9567</meta:generator>
    <meta:document-statistic meta:table-count="1" meta:image-count="0" meta:object-count="0" meta:page-count="1" meta:paragraph-count="64" meta:word-count="237" meta:character-count="2248"/>
  </office:meta>
</office:document-meta>
</file>